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39bf5c8" officeooo:paragraph-rsid="039bf5c8"/>
    </style:style>
    <style:style style:name="P2" style:family="paragraph" style:parent-style-name="Text_20_body">
      <style:text-properties officeooo:rsid="039bf5c8" officeooo:paragraph-rsid="03a77408"/>
    </style:style>
    <style:style style:name="P3" style:family="paragraph" style:parent-style-name="Text_20_body">
      <style:text-properties fo:font-weight="normal" officeooo:rsid="03a77408" officeooo:paragraph-rsid="03a77408" style:font-weight-asian="normal" style:font-weight-complex="normal"/>
    </style:style>
    <style:style style:name="P4" style:family="paragraph" style:parent-style-name="Text_20_body">
      <style:text-properties officeooo:rsid="03a77408" officeooo:paragraph-rsid="03a77408"/>
    </style:style>
    <style:style style:name="P5" style:family="paragraph" style:parent-style-name="Text_20_body">
      <style:text-properties officeooo:rsid="03b01848" officeooo:paragraph-rsid="03b01848"/>
    </style:style>
    <style:style style:name="P6" style:family="paragraph" style:parent-style-name="Heading_20_1">
      <style:text-properties officeooo:rsid="039bf5c8" officeooo:paragraph-rsid="039bf5c8"/>
    </style:style>
    <style:style style:name="P7" style:family="paragraph" style:parent-style-name="Heading_20_1">
      <style:paragraph-properties fo:break-before="page"/>
      <style:text-properties officeooo:rsid="03b12531" officeooo:paragraph-rsid="03cfb9df"/>
    </style:style>
    <style:style style:name="P8" style:family="paragraph" style:parent-style-name="Title">
      <style:text-properties officeooo:rsid="039a10f9" officeooo:paragraph-rsid="039a10f9"/>
    </style:style>
    <style:style style:name="P9" style:family="paragraph" style:parent-style-name="Text_20_body">
      <style:text-properties officeooo:paragraph-rsid="03bd2200"/>
    </style:style>
    <style:style style:name="P10" style:family="paragraph" style:parent-style-name="Text_20_body">
      <style:text-properties officeooo:paragraph-rsid="03be8e27"/>
    </style:style>
    <style:style style:name="P11" style:family="paragraph" style:parent-style-name="Text_20_body">
      <style:text-properties fo:font-weight="normal" officeooo:rsid="03b01848" officeooo:paragraph-rsid="03b01848" style:font-weight-asian="normal" style:font-weight-complex="normal"/>
    </style:style>
    <style:style style:name="P12" style:family="paragraph" style:parent-style-name="Text_20_body">
      <style:text-properties fo:font-weight="normal" officeooo:rsid="03b326a3" officeooo:paragraph-rsid="03c42e6c" style:font-weight-asian="normal" style:font-weight-complex="normal"/>
    </style:style>
    <style:style style:name="P13" style:family="paragraph" style:parent-style-name="Text_20_body">
      <style:text-properties officeooo:rsid="03bfd3e1" officeooo:paragraph-rsid="03bfd3e1"/>
    </style:style>
    <style:style style:name="P14" style:family="paragraph" style:parent-style-name="Text_20_body">
      <style:text-properties officeooo:rsid="03b653e6" officeooo:paragraph-rsid="03b653e6"/>
    </style:style>
    <style:style style:name="P15" style:family="paragraph" style:parent-style-name="Text_20_body">
      <style:text-properties officeooo:rsid="03d1415a" officeooo:paragraph-rsid="03d141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58c38" style:font-weight-asian="bold" style:font-weight-complex="bold"/>
    </style:style>
    <style:style style:name="T3" style:family="text">
      <style:text-properties fo:font-weight="bold" officeooo:rsid="03a9593a" style:font-weight-asian="bold" style:font-weight-complex="bold"/>
    </style:style>
    <style:style style:name="T4" style:family="text">
      <style:text-properties fo:font-weight="bold" officeooo:rsid="03ac4520" style:font-weight-asian="bold" style:font-weight-complex="bold"/>
    </style:style>
    <style:style style:name="T5" style:family="text">
      <style:text-properties fo:font-weight="bold" officeooo:rsid="03b0ba8f" style:font-weight-asian="bold" style:font-weight-complex="bold"/>
    </style:style>
    <style:style style:name="T6" style:family="text">
      <style:text-properties fo:font-weight="bold" officeooo:rsid="03c0c3d3" style:font-weight-asian="bold" style:font-weight-complex="bold"/>
    </style:style>
    <style:style style:name="T7" style:family="text">
      <style:text-properties fo:font-weight="bold" officeooo:rsid="03c24fb3" style:font-weight-asian="bold" style:font-weight-complex="bold"/>
    </style:style>
    <style:style style:name="T8" style:family="text">
      <style:text-properties officeooo:rsid="03a15e4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3a58c38" style:font-weight-asian="normal" style:font-weight-complex="normal"/>
    </style:style>
    <style:style style:name="T11" style:family="text">
      <style:text-properties fo:font-weight="normal" officeooo:rsid="03af5572" style:font-weight-asian="normal" style:font-weight-complex="normal"/>
    </style:style>
    <style:style style:name="T12" style:family="text">
      <style:text-properties fo:font-weight="normal" officeooo:rsid="03b0ba8f" style:font-weight-asian="normal" style:font-weight-complex="normal"/>
    </style:style>
    <style:style style:name="T13" style:family="text">
      <style:text-properties fo:font-weight="normal" officeooo:rsid="03b18b0c" style:font-weight-asian="normal" style:font-weight-complex="normal"/>
    </style:style>
    <style:style style:name="T14" style:family="text">
      <style:text-properties fo:font-weight="normal" officeooo:rsid="03c24fb3" style:font-weight-asian="normal" style:font-weight-complex="normal"/>
    </style:style>
    <style:style style:name="T15" style:family="text">
      <style:text-properties fo:font-weight="normal" officeooo:rsid="03c92017" style:font-weight-asian="normal" style:font-weight-complex="normal"/>
    </style:style>
    <style:style style:name="T16" style:family="text">
      <style:text-properties officeooo:rsid="03a9593a"/>
    </style:style>
    <style:style style:name="T17" style:family="text">
      <style:text-properties officeooo:rsid="03ac4520"/>
    </style:style>
    <style:style style:name="T18" style:family="text">
      <style:text-properties officeooo:rsid="03ad8156"/>
    </style:style>
    <style:style style:name="T19" style:family="text">
      <style:text-properties officeooo:rsid="03c0c3d3"/>
    </style:style>
    <style:style style:name="T20" style:family="text">
      <style:text-properties style:text-line-through-style="none" style:text-line-through-type="none" officeooo:rsid="03c0c3d3"/>
    </style:style>
    <style:style style:name="T21" style:family="text">
      <style:text-properties style:text-line-through-style="none" style:text-line-through-type="none" fo:font-weight="bold" style:font-weight-asian="bold" style:font-weight-complex="bold"/>
    </style:style>
    <style:style style:name="T22" style:family="text">
      <style:text-properties style:text-line-through-style="none" style:text-line-through-type="none" fo:font-weight="bold" officeooo:rsid="03c0c3d3" style:font-weight-asian="bold" style:font-weight-complex="bold"/>
    </style:style>
    <style:style style:name="T23" style:family="text">
      <style:text-properties style:text-line-through-style="none" style:text-line-through-type="none" fo:font-weight="bold" officeooo:rsid="03c23bcc" style:font-weight-asian="bold" style:font-weight-complex="bold"/>
    </style:style>
    <style:style style:name="T24" style:family="text">
      <style:text-properties style:text-line-through-style="none" style:text-line-through-type="none" officeooo:rsid="03c23bcc"/>
    </style:style>
    <style:style style:name="T25" style:family="text">
      <style:text-properties style:text-line-through-style="none" style:text-line-through-type="none" officeooo:rsid="03c42e6c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3c43516"/>
    </style:style>
    <style:style style:name="T28" style:family="text">
      <style:text-properties style:text-underline-style="none" officeooo:rsid="03c60697"/>
    </style:style>
    <style:style style:name="T29" style:family="text">
      <style:text-properties style:text-underline-style="none" officeooo:rsid="03cb1b35"/>
    </style:style>
    <style:style style:name="T30" style:family="text">
      <style:text-properties style:text-underline-style="none" fo:font-weight="bold" officeooo:rsid="03cbe344" style:font-weight-asian="bold" style:font-weight-complex="bold"/>
    </style:style>
    <style:style style:name="T31" style:family="text">
      <style:text-properties style:text-underline-style="none" fo:font-weight="bold" officeooo:rsid="03cb1b35" style:font-weight-asian="bold" style:font-weight-complex="bold"/>
    </style:style>
    <style:style style:name="T32" style:family="text">
      <style:text-properties officeooo:rsid="03c6ffb6"/>
    </style:style>
    <style:style style:name="T33" style:family="text">
      <style:text-properties officeooo:rsid="03c77a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ENNUSOHJE</text:p>
      <text:p text:style-name="Subtitle"/>
      <text:h text:style-name="P6" text:outline-level="1">Metkan tarvitsemien riippuvuuksien asentaminen</text:h>
      <text:p text:style-name="P1">Metka tarvitsee toimiakseen <text:span text:style-name="T1">PostgreSQL</text:span>-tietokannan, version on oltava vähintään <text:span text:style-name="T1">8.2</text:span><text:span text:style-name="T9">, </text:span><text:span text:style-name="T10">suositellun version ollessa </text:span><text:span text:style-name="T2">10.9</text:span> (Muutoin JDBC-ajurin versiota on vaihdettava metkan pom.xml -tiedostoon <text:span text:style-name="T8">tietokannan versiolle sopivaksi – versiosta riippuen tästä voi aiheutua odottamattomia ongelmia</text:span>).</text:p>
      <text:p text:style-name="P2">Jotta Voikko-kielianalysaattori toimii metkaa indeksoitaessa, täytyy palvelinkoneelle asentaa <text:span text:style-name="T1">libvoikko-dev</text:span> -kirjasto. Uusin Ubuntu-versio, jolla libvoikko-kirjasto toimii oletetusti on Ubuntu <text:span text:style-name="T1">16.04. <text:s/></text:span></text:p>
      <text:p text:style-name="P3">Metka vaatii toimiakseen <text:span text:style-name="T1">Java-version 1.8</text:span>. <text:span text:style-name="T16">Mikä tahansa Java 1.8:n kanssa yhteensopiva maven-versio riittää Metkan kääntämiseen. Metka toimii oivallisesti esimerkiksi tuoreimmalla </text:span><text:span text:style-name="T3">Maven-versiolla 3.6.1.</text:span></text:p>
      <text:p text:style-name="P11">Metkan käyttämä <text:span text:style-name="T3">R</text:span><text:span text:style-name="T1">abbitMQ-viestisovellus </text:span>on myös oltava asennettuna siinä osoitteessa, joka metkan profiilitiedostossa määritellään viestipalvelimen osoitteeksi. Versio <text:span text:style-name="T1">3.6.10</text:span> on todettu toimivaksi.</text:p>
      <text:h text:style-name="Heading_20_1" text:outline-level="1">Profiilit</text:h>
      <text:p text:style-name="P13">Metkan <text:span text:style-name="T33">ajonaikaisia </text:span>asetuksia voidaan hallita <text:s/><text:span text:style-name="T32">buildauskomentojen yhteydessä </text:span>parametrisoidusti profiilien avulla. <text:span text:style-name="T19">Hakemistossa </text:span><text:span text:style-name="T6">metka/src/profile/ </text:span><text:span text:style-name="T14">on joukko </text:span><text:span text:style-name="T7">filter-&lt;profiilin_nimi&gt;.properties</text:span><text:span text:style-name="T14"> -nimisiä tiedostoja, jotka kukin vastaavat niille metkan </text:span><text:span text:style-name="T7">pom.xml</text:span><text:span text:style-name="T14"> -tiedoston </text:span><text:span text:style-name="T7">&lt;profiles&gt;</text:span><text:span text:style-name="T14"> -osiossa määriteltyjä </text:span><text:span text:style-name="T15">buildaus</text:span><text:span text:style-name="T14">profiileja.</text:span></text:p>
      <text:p text:style-name="P15"><text:span text:style-name="T14">T</text:span><text:span text:style-name="T9">ietokannan ja viestipalvelimen tietojen on oltava konfiguroituna oikein profiilitiedostossa, tai metkan ajaminen ei tule onnistumaan.</text:span></text:p>
      <text:p text:style-name="P15"><text:span text:style-name="T9">Profiilitiedostossa on myös määritelty, minne metka kirjoittaa lokitiedostot, indeksin sekä aineistojen liitetiedostot. Muistathan tarkistaa, että metkalla on näihin hakemistoihin kirjoitus- sekä lukuoikeudet.</text:span></text:p>
      <text:h text:style-name="P7" text:outline-level="1">Maven-moduulien asentaminen</text:h>
      <text:p text:style-name="P4">Ennen metkan ajamista, on asennettava <text:span text:style-name="T18">myös maven-projektit</text:span> <text:span text:style-name="T1">Codebook</text:span> ja <text:span text:style-name="T1">SPSSIO.</text:span> Tämä tapahtuu <text:span text:style-name="T17">menemällä kyseisen maven-projektin sisältävään hakemistoon (josta löytyy pom.xml), ja ajamalla komennon </text:span><text:span text:style-name="T4">mvn clean install. </text:span><text:span text:style-name="T11">Metkan tarvitsemat artefaktit ladataan tällöin mavenin lokaaliin repositorioon, jossa ne ovat </text:span><text:span text:style-name="T13">ajon aikana </text:span><text:span text:style-name="T11">metkan saatavilla.</text:span></text:p>
      <text:p text:style-name="P5"><text:span text:style-name="T11">L</text:span><text:span text:style-name="T9">opuksi </text:span><text:span text:style-name="T12">voidaan asentaa itse metka ja ajaa se tomcatissa menemällä metkan hakemistoon, ja ajamalla komennon </text:span><text:span text:style-name="T5">mvn -P&lt;halutun_profiilin_nimi&gt; clean package.</text:span></text:p>
      <text:p text:style-name="P12">Esimerkiksi, mikäli haluamme <text:span text:style-name="T19">ajaa metkaa profiililla Dev1, käyttäen bootstrapattua tomcattia</text:span>, konfiguroimme kehitysympäristön tietokannan ja viestipalvelimen tiedot profiilitiedostoon <text:span text:style-name="T1">metka/src/profile/filter-dev1.properties</text:span>, ja ajamme komennon metkan hakemistossa: <text:span text:style-name="T1">mvn </text:span><text:span text:style-name="T21">PBootstrapDev1 clean package. </text:span><text:span text:style-name="T20">Profiilien asetuksia on määritelty profiilitiedostojen lisäksi myös metkan pom.xml-tiedostossa. </text:span></text:p>
      <text:p text:style-name="P12"><text:span text:style-name="T20">Profiilit BootstrapDev1 ja BootstrapDev2 käynnistävät metkan bootstrapatussa tomcatissa, käyttäen profiilitiedostoja <text:s/></text:span><text:span text:style-name="T21">metka/src/profile/filter-dev1.properties </text:span><text:span text:style-name="T20">sekä</text:span><text:span text:style-name="T22"> <text:s/></text:span><text:span text:style-name="T21">metka/src/profile/filter-dev</text:span><text:span text:style-name="T22">2</text:span><text:span text:style-name="T21">.properties. </text:span><text:span text:style-name="T24">Samoja profiileja voidaan käyttää myös ilman bootstrapattua tomcattia, komennolla mvn clean package -PDev1 (tai -PDev2) jolloin </text:span><text:span text:style-name="T23">metka.war</text:span><text:span text:style-name="T24"> -tiedosto buildataan </text:span><text:span text:style-name="T23">metka/target/ </text:span><text:span text:style-name="T24">-hakemistoon, josta se tulee ladata tomcatiin </text:span><text:span text:style-name="T25">itse</text:span><text:span text:style-name="T24">, mikäli haluamme käynnistää metkan.</text:span></text:p>
      <text:p text:style-name="P14"><text:span text:style-name="T26">Mikäli viestipalvelin sekä tietokanta löytyvät profiilitiedostossa annetuista osoitte</text:span><text:span text:style-name="T27">i</text:span><text:span text:style-name="T26">sta, ja niihin saadaan yhteys </text:span><text:span text:style-name="T28">ongelmitta</text:span><text:span text:style-name="T26">, metkan pitäisi käynnistyä </text:span><text:span text:style-name="T29">localhostin portissa 8080. Selaimella metkaan pääsee tällöin käsiksi osoitteessa </text:span><text:span text:style-name="T30">http://</text:span><text:span text:style-name="T31">127.0.0.1:8080/metka/web/ </text:span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402in" fo:margin-bottom="0.1598in" loext:contextual-spacing="false" fo:line-height="115%" fo:text-align="start" style:justify-single-word="false" style:page-number="auto"/>
      <style:text-properties style:font-name="Liberation Serif1" fo:font-family="'Liberation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2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fo:margin-top="0.2in" fo:margin-bottom="0.2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1:39.898327318</meta:creation-date>
    <dc:date>2019-07-31T14:56:25.883092168</dc:date>
    <meta:editing-duration>PT3H47M33S</meta:editing-duration>
    <meta:editing-cycles>115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331" meta:character-count="3265" meta:non-whitespace-character-count="2942"/>
  </office:meta>
</office:document-meta>
</file>